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5">
      <style:text-properties fo:font-variant="normal" fo:text-transform="none" fo:color="#23282c" style:font-name="OpenSans" fo:letter-spacing="normal" fo:font-style="normal" fo:font-weight="bold"/>
    </style:style>
    <style:style style:name="P2" style:family="paragraph" style:parent-style-name="Heading_20_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text-line-through-style="none" style:text-line-through-type="none" style:font-name="OpenSans" fo:font-size="10.5pt" fo:letter-spacing="normal" fo:font-style="normal" style:text-underline-style="none" fo:font-weight="bold" officeooo:rsid="001ac27c" officeooo:paragraph-rsid="001ac27c" style:text-blinking="false" fo:background-color="#ffffff" loext:padding="0cm" loext:border="none"/>
    </style:style>
    <style:style style:name="P3" style:family="paragraph" style:parent-style-name="Standard">
      <style:text-properties officeooo:paragraph-rsid="001eadcf"/>
    </style:style>
    <style:style style:name="P4" style:family="paragraph" style:parent-style-name="Standard">
      <style:text-properties officeooo:rsid="0020932f" officeooo:paragraph-rsid="0020932f"/>
    </style:style>
    <style:style style:name="P5" style:family="paragraph" style:parent-style-name="Standard">
      <style:text-properties officeooo:rsid="0020932f" officeooo:paragraph-rsid="00214631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#ffffff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#ffffff" loext:padding="0cm" loext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#ffffff" loext:padding="0cm" loext:border="none"/>
    </style:style>
    <style:style style:name="P9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#ffffff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text-line-through-style="none" style:text-line-through-type="none" style:font-name="OpenSans" fo:font-size="10.5pt" fo:letter-spacing="normal" fo:font-style="normal" style:text-underline-style="none" fo:font-weight="normal" officeooo:rsid="001ac27c" officeooo:paragraph-rsid="001ac27c" style:text-blinking="false" fo:background-color="#ffffff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text-line-through-style="none" style:text-line-through-type="none" style:font-name="OpenSans" fo:font-size="10.5pt" fo:letter-spacing="normal" fo:font-style="normal" style:text-underline-style="none" fo:font-weight="normal" officeooo:rsid="001cc02f" officeooo:paragraph-rsid="001cc02f" style:text-blinking="false" fo:background-color="#ffffff" loext:padding="0cm" loext:border="none"/>
    </style:style>
    <style:style style:name="P12" style:family="paragraph" style:parent-style-name="Text_20_body" style:list-style-name="L2">
      <loext:graphic-properties draw:fill="solid" draw:fill-color="#00df00" draw:opacity="100%"/>
      <style:paragraph-properties fo:margin-left="0cm" fo:margin-right="0cm" fo:margin-top="0.132cm" fo:margin-bottom="0.132cm" loext:contextual-spacing="false" fo:text-align="start" style:justify-single-word="false" fo:orphans="2" fo:widows="2" fo:text-indent="0cm" style:auto-text-indent="false" fo:background-color="#00df00" fo:padding="0.049cm" fo:border="1.5pt solid #00df00"/>
      <style:text-properties fo:font-variant="normal" fo:text-transform="none" fo:color="#ffffff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padding="0cm" loext:border="none"/>
    </style:style>
    <style:style style:name="P13" style:family="paragraph" style:parent-style-name="Text_20_body" style:list-style-name="L5">
      <loext:graphic-properties draw:fill="solid" draw:fill-color="#00df00" draw:opacity="100%"/>
      <style:paragraph-properties fo:margin-left="0cm" fo:margin-right="0cm" fo:margin-top="0.132cm" fo:margin-bottom="0.132cm" loext:contextual-spacing="false" fo:text-align="start" style:justify-single-word="false" fo:orphans="2" fo:widows="2" fo:text-indent="0cm" style:auto-text-indent="false" fo:background-color="#00df00" fo:padding="0.049cm" fo:border="1.5pt solid #00df00"/>
      <style:text-properties fo:font-variant="normal" fo:text-transform="none" fo:color="#ffffff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padding="0cm" loext:border="none"/>
    </style:style>
    <style:style style:name="P14" style:family="paragraph" style:parent-style-name="Text_20_body" style:list-style-name="L4">
      <loext:graphic-properties draw:fill="solid" draw:fill-color="#ef4226" draw:opacity="100%"/>
      <style:paragraph-properties fo:margin-left="0cm" fo:margin-right="0cm" fo:margin-top="0.132cm" fo:margin-bottom="0.132cm" loext:contextual-spacing="false" fo:text-align="start" style:justify-single-word="false" fo:orphans="2" fo:widows="2" fo:text-indent="0cm" style:auto-text-indent="false" fo:background-color="#ef4226" fo:padding="0.049cm" fo:border="1.5pt solid #ef4226"/>
      <style:text-properties fo:font-variant="normal" fo:text-transform="none" fo:color="#ffffff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1cc02f"/>
    </style:style>
    <style:style style:name="T2" style:family="text">
      <style:text-properties officeooo:rsid="001eadcf"/>
    </style:style>
    <style:style style:name="T3" style:family="text">
      <style:text-properties fo:color="#808080" style:font-name="Droid Sans Mono" fo:font-size="10.5pt" fo:font-weight="normal" officeooo:rsid="001eadcf" fo:background-color="#1e1e1e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463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4631" style:font-weight-asian="normal" style:font-weight-complex="normal"/>
    </style:style>
    <style:style style:name="T8" style:family="text">
      <style:text-properties officeooo:rsid="0021463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5">O CSS, como diz a sigla, é utilizado para criar folhas de __________ em cascata.</text:h>
      <text:list xml:id="list116819910" text:style-name="L1">
        <text:list-item>
          <text:p text:style-name="P7">estilos</text:p>
        </text:list-item>
      </text:list>
      <text:p text:style-name="Standard"/>
      <text:h text:style-name="P1" text:outline-level="5">Qual a linguagem padrão para criação de páginas WEB?</text:h>
      <text:list xml:id="list1875126261" text:style-name="L2">
        <text:list-item>
          <text:p text:style-name="P12">HTML.</text:p>
        </text:list-item>
      </text:list>
      <text:p text:style-name="Standard"/>
      <text:h text:style-name="P1" text:outline-level="5">CSS é uma linguagem utilizada para desenvolver o design dos elementos HTML, portanto a sigla para CSS é:</text:h>
      <text:list xml:id="list2040266695" text:style-name="L3">
        <text:list-item>
          <text:p text:style-name="P8">CSS, Cascading Style Sheets.</text:p>
        </text:list-item>
      </text:list>
      <text:p text:style-name="Standard"/>
      <text:h text:style-name="P1" text:outline-level="5">Selecione abaixo o tipo ou extensão de arquivo básico de uma página web:</text:h>
      <text:list xml:id="list2995404962" text:style-name="L4">
        <text:list-item>
          <text:p text:style-name="P14">.html ou .htm</text:p>
        </text:list-item>
      </text:list>
      <text:p text:style-name="Standard"/>
      <text:h text:style-name="P1" text:outline-level="5">Quais das ferramentas abaixo podem ser usadas para construir um código HTML?</text:h>
      <text:list xml:id="list3847867284" text:style-name="L5">
        <text:list-item>
          <text:p text:style-name="P13">Editores de textos e editores de código-fonte em geral.</text:p>
        </text:list-item>
      </text:list>
      <text:p text:style-name="Standard"/>
      <text:h text:style-name="P1" text:outline-level="5">HTML é uma linguagem utilizada para exibir elementos web, mas qual o significado da sigla?</text:h>
      <text:list xml:id="list1790558594" text:style-name="L6">
        <text:list-item>
          <text:p text:style-name="P9">Hypertext Markup Language.</text:p>
        </text:list-item>
      </text:list>
      <text:p text:style-name="P6"/>
      <text:p text:style-name="P10"><text:span text:style-name="T1">&lt;</text:span>Footer<text:span text:style-name="T1">&gt;</text:span>: rodapé</text:p>
      <text:p text:style-name="P11">&lt;li&gt;: tópicos</text:p>
      <text:h text:style-name="P2" text:outline-level="5">Qual exemplo abaixo escreveria “HomePage” na aba dos navegadores web?</text:h>
      <text:p text:style-name="P10">&lt;title&gt;HomePage&lt;/title&gt;</text:p>
      <text:p text:style-name="P10"/>
      <text:h text:style-name="P2" text:outline-level="5">Seguindo uma estruturação padrão do código HTML, todos os elementos visíveis ao usuário devem ser estruturados entre as tags:</text:h>
      <text:p text:style-name="P10">&lt;body&gt; e &lt;/body&gt;</text:p>
      <text:p text:style-name="P10"/>
      <text:h text:style-name="P2" text:outline-level="5">É utilizado para representar o cabeçalho e o rodapé da página web, estamos falando de:</text:h>
      <text:p text:style-name="P10">&lt;header&gt; e &lt;footer&gt; respectivamente, que devem ser colocadas entre as tags &lt;body&gt;</text:p>
      <text:p text:style-name="P10"><text:s/></text:p>
      <text:p text:style-name="P3"><text:span text:style-name="T2">Para criar um link que direciona para um tópico da mesma pagina: &lt;a href=”#nometopico”&gt;&lt;/a&gt; </text:span></text:p>
      <text:p text:style-name="P3"/>
      <text:p text:style-name="P3"><text:span text:style-name="T2">Para criar um link que direciona para outra pagina: &lt;a href=”nomepagina”&gt;&lt;/a&gt; </text:span></text:p>
      <text:p text:style-name="P3"/>
      <text:p text:style-name="P4">Para criar um link com e-mail de um destinatário exato: &lt;a href=”<text:span text:style-name="T4">mailto</text:span><text:span text:style-name="T6">: emaildedestino.com</text:span>”&gt;&lt;/a&gt;</text:p>
      <text:p text:style-name="P4"/>
      <text:p text:style-name="P5"><text:span text:style-name="T8">P</text:span>ara criar um link com <text:span text:style-name="T8">número</text:span> de um destinatário exato: &lt;a href=”<text:span text:style-name="T5">tel</text:span><text:span text:style-name="T6">: </text:span><text:span text:style-name="T7">numero</text:span><text:span text:style-name="T6">dedestino.com</text:span>”&gt;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9:55:35.031124001</meta:creation-date>
    <dc:date>2020-02-26T14:42:06.450661786</dc:date>
    <meta:editing-duration>PT14H24M17S</meta:editing-duration>
    <meta:editing-cycles>1</meta:editing-cycles>
    <meta:document-statistic meta:table-count="0" meta:image-count="0" meta:object-count="0" meta:page-count="1" meta:paragraph-count="25" meta:word-count="224" meta:character-count="1406" meta:non-whitespace-character-count="1209"/>
    <meta:generator>LibreOffice/6.0.7.3$Linux_X86_64 LibreOffice_project/00m0$Build-3</meta:generator>
  </office:meta>
</office:document-meta>
</file>